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ff32c" officeooo:paragraph-rsid="000ff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uchicago-data-science/gdelt-viz/blob/master/gdelt/GDELT%20viz.ipynb" text:style-name="Internet_20_link" text:visited-style-name="Visited_20_Internet_20_Link">https://github.com/uchicago-data-science/gdelt-viz/blob/master/gdelt/GDELT%20viz.ipynb</text:a></text:p>
      <text:p text:style-name="P1"/>
      <text:p text:style-name="P1"><text:a xlink:type="simple" xlink:href="https://github.com/davclark/GDELT_Intro/blob/master/Getting_Started_with_GDELT.ipynb" text:style-name="Internet_20_link" text:visited-style-name="Visited_20_Internet_20_Link">https://github.com/davclark/GDELT_Intro/blob/master/Getting_Started_with_GDELT.ipynb</text:a></text:p>
      <text:p text:style-name="P1"/>
      <text:p text:style-name="P1"><text:a xlink:type="simple" xlink:href="https://github.com/davclark/GDELT_Intro/blob/master/GDELT_Mapping.ipynb" text:style-name="Internet_20_link" text:visited-style-name="Visited_20_Internet_20_Link">https://github.com/davclark/GDELT_Intro/blob/master/GDELT_Mapping.ipynb</text:a></text:p>
      <text:p text:style-name="P1"/>
      <text:p text:style-name="P1"><text:a xlink:type="simple" xlink:href="https://github.com/davclark/GDELT_Intro" text:style-name="Internet_20_link" text:visited-style-name="Visited_20_Internet_20_Link">https://github.com/davclark/GDELT_Intro</text:a></text:p>
      <text:p text:style-name="P1"/>
      <text:p text:style-name="P1"><text:a xlink:type="simple" xlink:href="https://github.com/Stratigraph/gdelt_mona" text:style-name="Internet_20_link" text:visited-style-name="Visited_20_Internet_20_Link">https://github.com/Stratigraph/gdelt_mona</text:a></text:p>
      <text:p text:style-name="P1"/>
      <text:p text:style-name="P1"><text:a xlink:type="simple" xlink:href="https://github.com/ppbpdx/gdelt-exploration/blob/master/One-Day-Slice.ipynb" text:style-name="Internet_20_link" text:visited-style-name="Visited_20_Internet_20_Link">https://github.com/ppbpdx/gdelt-exploration/blob/master/One-Day-Slice.ipynb</text:a></text:p>
      <text:p text:style-name="P1"/>
      <text:p text:style-name="P1"><text:a xlink:type="simple" xlink:href="https://github.com/hanteng/pyGDELT/tree/master/scripts" text:style-name="Internet_20_link" text:visited-style-name="Visited_20_Internet_20_Link">https://github.com/hanteng/pyGDELT/tree/master/scripts</text:a></text:p>
      <text:p text:style-name="P1"/>
      <text:p text:style-name="P1"><text:a xlink:type="simple" xlink:href="https://github.com/chaitanyaphalak/GDELTDataScripts" text:style-name="Internet_20_link" text:visited-style-name="Visited_20_Internet_20_Link">https://github.com/chaitanyaphalak/GDELTDataScripts</text:a></text:p>
      <text:p text:style-name="P1"/>
      <text:p text:style-name="P1"><text:a xlink:type="simple" xlink:href="http://nbviewer.jupyter.org/github/MrinalJain17/gydelt/blob/master/tutorial/Example.ipynb" text:style-name="Internet_20_link" text:visited-style-name="Visited_20_Internet_20_Link">http://nbviewer.jupyter.org/github/MrinalJain17/gydelt/blob/master/tutorial/Example.ipynb</text:a></text:p>
      <text:p text:style-name="P1"/>
      <text:p text:style-name="P1"><text:a xlink:type="simple" xlink:href="https://github.com/MrinalJain17/gydelt" text:style-name="Internet_20_link" text:visited-style-name="Visited_20_Internet_20_Link">https://github.com/MrinalJain17/gydelt</text:a></text:p>
      <text:p text:style-name="P1"/>
      <text:p text:style-name="P1"><text:a xlink:type="simple" xlink:href="https://github.com/ned2/gdelta" text:style-name="Internet_20_link" text:visited-style-name="Visited_20_Internet_20_Link">https://github.com/ned2/gdelta</text:a></text:p>
      <text:p text:style-name="P1"/>
      <text:p text:style-name="P1"><text:a xlink:type="simple" xlink:href="https://github.com/crconline/GDELTmining/blob/master/authlistgen.py" text:style-name="Internet_20_link" text:visited-style-name="Visited_20_Internet_20_Link">https://github.com/crconline/GDELTmining/blob/master/authlistgen.py</text:a></text:p>
      <text:p text:style-name="P1"/>
      <text:p text:style-name="P1"><text:a xlink:type="simple" xlink:href="https://github.com/search?p=12&amp;q=gdelt&amp;type=Repositories&amp;utf8=✓" text:style-name="Internet_20_link" text:visited-style-name="Visited_20_Internet_20_Link">https://github.com/search?p=12&amp;q=gdelt&amp;type=Repositories&amp;utf8=%E2%9C%93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9:55:19.952352330</meta:creation-date>
    <dc:date>2017-12-21T21:29:37.087484926</dc:date>
    <meta:editing-duration>PT1H24M7S</meta:editing-duration>
    <meta:editing-cycles>1</meta:editing-cycles>
    <meta:document-statistic meta:table-count="0" meta:image-count="0" meta:object-count="0" meta:page-count="1" meta:paragraph-count="13" meta:word-count="13" meta:character-count="796" meta:non-whitespace-character-count="796"/>
    <meta:generator>LibreOffice/5.1.6.2$Linux_X86_64 LibreOffice_project/10m0$Build-2</meta:generator>
  </office:meta>
</office:document-meta>
</file>